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Text_20_body">
      <style:text-properties officeooo:rsid="001084b9" officeooo:paragraph-rsid="001084b9"/>
    </style:style>
    <style:style style:name="P5" style:family="paragraph" style:parent-style-name="Text_20_body">
      <style:text-properties officeooo:rsid="0011c11d" officeooo:paragraph-rsid="0011c11d"/>
    </style:style>
    <style:style style:name="P6" style:family="paragraph" style:parent-style-name="Text_20_body">
      <style:text-properties officeooo:rsid="0011c11d" officeooo:paragraph-rsid="00167750"/>
    </style:style>
    <style:style style:name="P7" style:family="paragraph" style:parent-style-name="Text_20_body">
      <style:text-properties officeooo:rsid="001339bc" officeooo:paragraph-rsid="001339bc"/>
    </style:style>
    <style:style style:name="P8" style:family="paragraph" style:parent-style-name="Text_20_body">
      <style:text-properties officeooo:rsid="001339bc" officeooo:paragraph-rsid="00167750"/>
    </style:style>
    <style:style style:name="P9" style:family="paragraph" style:parent-style-name="Text_20_body">
      <style:text-properties officeooo:rsid="0014ccb0" officeooo:paragraph-rsid="0014ccb0"/>
    </style:style>
    <style:style style:name="P10" style:family="paragraph" style:parent-style-name="Text_20_body">
      <style:text-properties officeooo:rsid="00167750" officeooo:paragraph-rsid="00167750"/>
    </style:style>
    <style:style style:name="P11" style:family="paragraph" style:parent-style-name="Title">
      <style:text-properties officeooo:rsid="001084b9" officeooo:paragraph-rsid="001084b9"/>
    </style:style>
    <style:style style:name="P12" style:family="paragraph" style:parent-style-name="Subtitle">
      <style:text-properties officeooo:rsid="001084b9" officeooo:paragraph-rsid="001084b9"/>
    </style:style>
    <style:style style:name="P13" style:family="paragraph" style:parent-style-name="Heading">
      <style:text-properties officeooo:rsid="001fac26" officeooo:paragraph-rsid="001fac26"/>
    </style:style>
    <style:style style:name="P14" style:family="paragraph" style:parent-style-name="Heading_20_1">
      <style:text-properties officeooo:rsid="0011c11d" officeooo:paragraph-rsid="0011c11d"/>
    </style:style>
    <style:style style:name="P15" style:family="paragraph" style:parent-style-name="Heading_20_1">
      <style:text-properties officeooo:rsid="0014ccb0" officeooo:paragraph-rsid="0014ccb0"/>
    </style:style>
    <style:style style:name="P16" style:family="paragraph" style:parent-style-name="Heading_20_1">
      <style:text-properties officeooo:rsid="00167750" officeooo:paragraph-rsid="00167750"/>
    </style:style>
    <style:style style:name="P17" style:family="paragraph" style:parent-style-name="Heading_20_1">
      <style:text-properties officeooo:rsid="0016abf1" officeooo:paragraph-rsid="0016abf1"/>
    </style:style>
    <style:style style:name="P18" style:family="paragraph" style:parent-style-name="Text_20_body">
      <style:text-properties officeooo:rsid="001857d3" officeooo:paragraph-rsid="001857d3"/>
    </style:style>
    <style:style style:name="P19" style:family="paragraph" style:parent-style-name="Text_20_body">
      <style:text-properties officeooo:rsid="001a364d" officeooo:paragraph-rsid="001bf4e1"/>
    </style:style>
    <style:style style:name="P20" style:family="paragraph" style:parent-style-name="Text_20_body">
      <style:text-properties officeooo:rsid="00193e39" officeooo:paragraph-rsid="00193e39"/>
    </style:style>
    <style:style style:name="P21" style:family="paragraph" style:parent-style-name="Text_20_body">
      <style:text-properties officeooo:rsid="001bf4e1" officeooo:paragraph-rsid="001bf4e1"/>
    </style:style>
    <style:style style:name="P22" style:family="paragraph" style:parent-style-name="Text_20_body">
      <style:text-properties officeooo:rsid="0011c11d" officeooo:paragraph-rsid="0011c11d"/>
    </style:style>
    <style:style style:name="P23" style:family="paragraph" style:parent-style-name="Text_20_body">
      <style:text-properties officeooo:rsid="001fac26" officeooo:paragraph-rsid="001fac26"/>
    </style:style>
    <style:style style:name="P24" style:family="paragraph" style:parent-style-name="Text_20_body">
      <style:text-properties officeooo:rsid="0020bf61" officeooo:paragraph-rsid="0020bf61"/>
    </style:style>
    <style:style style:name="P25" style:family="paragraph" style:parent-style-name="Text_20_body">
      <style:text-properties officeooo:rsid="00217f5e" officeooo:paragraph-rsid="00217f5e"/>
    </style:style>
    <style:style style:name="T1" style:family="text">
      <style:text-properties officeooo:rsid="001339bc"/>
    </style:style>
    <style:style style:name="T2" style:family="text">
      <style:text-properties officeooo:rsid="00167750"/>
    </style:style>
    <style:style style:name="T3" style:family="text">
      <style:text-properties officeooo:rsid="001bf4e1"/>
    </style:style>
    <style:style style:name="T4" style:family="text">
      <style:text-properties officeooo:rsid="001f75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 text:style-name="Internet_20_link" text:visited-style-name="Visited_20_Internet_20_Link">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1">DASP-5000</text:p>
      <text:p text:style-name="P12">Määrittelydokumentti</text:p>
      <text:p text:style-name="P4"/>
      <text:h text:style-name="P14" text:outline-level="1">Työn aihe</text:h>
      <text:p text:style-name="P5">Harjoitustyön tarkoituksena on tuottaa ohjelmisto, jonka avulla voidaan muokata äänitiedostoja. Projektin nimi DASP-5000 on lyhenne sanoista Digital Audio Signal Processor. <text:span text:style-name="T2">Käytettävä ohjelmointikieli on Java.</text:span></text:p>
      <text:p text:style-name="P5"/>
      <text:h text:style-name="P14" text:outline-level="1">Toteutettavat algoritmit</text:h>
      <text:p text:style-name="P5">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Ääniraidan analysointi</text:p>
      <text:p text:style-name="P5">Tarkoituksena on tuottaa analyysi tietyistä ääniraidan ominaisuuksista, kuten äänenvoimakkuuden huipputaso, äänenvoimakkuuden keskimääräinen taso sekä äänenvoimakkuuden dynamiikka. <text:span text:style-name="T2">Analysoinnin ratkaisema ongelma on ensisijaisesti alla esiteltyjen algoritmien tarvitsemien tietojen tuottaminen.</text:span> <text:span text:style-name="T2">Tavoiteltava aikavaativuus on O(n). Tavoiteltava tilavaativuus on myös O(n).</text:span></text:p>
      <text:p text:style-name="P13">Ääniraidan vaiheen kääntäminen</text:p>
      <text:p text:style-name="P23">Ääniraidan vaiheen kääntämisellä tarkoitetaan prosessia, jossa jokainen positiivinen näyte muutetaan negatiiviseksi näytteeksi ja jokainen negatiivinen näyte puolestaan positiiviseksi. <text:span text:style-name="T2">Tavoiteltava aikavaativuus on O(n). Tavoiteltava tilavaativuus on myös O(n).</text:span></text:p>
      <text:p text:style-name="P13">Ääniraidan kääntäminen</text:p>
      <text:p text:style-name="P23">Ääniraidan kääntämisellä tarkoitetaan prosessia, jonka jälkeen ääniraita soi lopusta alkuun. <text:span text:style-name="T2">Tavoiteltava aikavaativuus on O(n). Tavoiteltava tilavaativuus on myös O(n).</text:span></text:p>
      <text:p text:style-name="P2"><text:soft-page-break/>Ääniraidan normalisointi</text:p>
      <text:p text:style-name="P6">Ääniraidan normalisoinnissa ääniraidan huippukohta etsitään ja lasketaan, kuinka paljon äänenvoimakkuutta tulee huipputason kohdalla muuttaa, jotta ääniraita saadaan normalisoitua haluttuun tasoon, esimerkiksi -0,1dB:ii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myös O(n).</text:span></text:p>
      <text:p text:style-name="P2">Kahden (tai useamman) ääniraidan miksaaminen yhdeksi ääniraidaksi</text:p>
      <text:p text:style-name="P6">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8">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7"/>
      <text:h text:style-name="P15" text:outline-level="1">Toteutettavat tietorakenteet</text:h>
      <text:p text:style-name="P9">Äänisignaalin puskurointi niissä tapauksissa, missä sitä vaaditaan, vaatii ainakin jonorakenteen toteuttamisen. <text:span text:style-name="T2">Toteutettavien tietorakenteiden tarve päivittyy projektin edetessä.</text:span></text:p>
      <text:p text:style-name="P9"/>
      <text:h text:style-name="P16" text:outline-level="1">Ohjelman syötteet</text:h>
      <text:p text:style-name="P10">Ensisijaisesti syötteet on tarkoitus antaa ohjelmalle pakkaamattomina WAV-äänitiedostoina. Äänitiedostojen näytteenottotaajuus sekä bittisyvyys rajoitetaan ainakin alussa <text:span text:style-name="T3">ainoastaan </text:span>44,1 kHz:iin sekä 16 bittiin. <text:span text:style-name="T4">Ääniraidat muokataan algoritmisesti tavu kerrallaan. </text:span>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0"/>
      <text:h text:style-name="P17" text:outline-level="1"><text:soft-page-break/>Lähteet</text:h>
      <text:p text:style-name="P21">Cormen, Leiserson, Rivest, Stein. Introduction to Algorithms. The MIT Press, 2009.</text:p>
      <text:p text:style-name="P21">Muller, J. M. Elementary Functions: algorithms and implementation. Birkhäuser, 2006.</text:p>
      <text:p text:style-name="P18">Müller, Meinard. Fundamentals of Music Processing: Audio, Analysis, Algorithms, Applications. <text:tab/>Springer 2015.</text:p>
      <text:p text:style-name="P19">Oracle Java Documentation: The Java Tutorials, <text:a xlink:type="simple" xlink:href="http://docs.oracle.com/javase/tutorial/sound/" text:style-name="Internet_20_link" text:visited-style-name="Visited_20_Internet_20_Link">http://docs.oracle.com/javase/tutorial/sound/</text:a>.</text:p>
      <text:p text:style-name="P20">Toth, Viktor T. Mixing Digital Audio. <text:a xlink:type="simple" xlink:href="http://Www.wtoth.com/" text:style-name="Internet_20_link" text:visited-style-name="Visited_20_Internet_20_Link">www.wtoth.com</text:a> 2002. <text:tab/><text:a xlink:type="simple" xlink:href="http://www.vttoth.com/CMS/index.php/technical-notes/68" text:style-name="Internet_20_link" text:visited-style-name="Visited_20_Internet_20_Link">http://www.vttoth.com/CMS/index.php/technical-notes/68</text:a>.</text:p>
      <text:p text:style-name="P24">Wikipedia. dBFS. Wikipedia: The Free Encyclopedia, 2017. <text:a xlink:type="simple" xlink:href="https://en.wikipedia.org/wiki/DBFS" text:style-name="Internet_20_link" text:visited-style-name="Visited_20_Internet_20_Link">https://en.wikipedia.org/wiki/DBFS</text:a>.</text:p>
      <text:p text:style-name="P25">Wikipedia. Root mean square. Wikipedia: The Free Encyclopedia, 2017. <text:tab/><text:a xlink:type="simple" xlink:href="https://en.wikipedia.org/wiki/Root_mean_square" text:style-name="Internet_20_link" text:visited-style-name="Visited_20_Internet_20_Link">https://en.wikipedia.org/wiki/Root_mean_square</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22T21:44:59.972107784</dc:date>
    <meta:editing-duration>PT1H27M26S</meta:editing-duration>
    <meta:editing-cycles>13</meta:editing-cycles>
    <meta:generator>LibreOffice/5.1.4.2$Linux_X86_64 LibreOffice_project/10m0$Build-2</meta:generator>
    <meta:document-statistic meta:table-count="0" meta:image-count="0" meta:object-count="0" meta:page-count="3" meta:paragraph-count="38" meta:word-count="501" meta:character-count="4864" meta:non-whitespace-character-count="4302"/>
  </office:meta>
</office:document-meta>
</file>